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axwell(8) RNG</text:p>
          </draw:text-box>
        </draw:frame>
        <draw:frame presentation:style-name="pr2" draw:layer="layout" svg:width="25.199cm" svg:height="12.179cm" svg:x="0.401cm" svg:y="5.221cm" presentation:class="subtitle" presentation:user-transformed="true">
          <draw:text-box>
            <text:p>Sandy Harris</text:p>
            <text:p><text:a xlink:href="mailto:sandyinchina@gmail.com" xlink:type="simple">sandyinchina@gmail.com</text:a></text:p>
            <text:p/>
            <text:p><text:a xlink:href="ftp://ftp.cs.sjtu.edu.cn:990/sandy/maxwell/" xlink:type="simple">ftp://ftp.cs.sjtu.edu.cn:990/sandy/maxwell/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FC 4086</text:span><text:span text:style-name="T1"><text:line-break/></text:span><text:span text:style-name="T1">Randomness Requirements for Securit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  <text:p><text:span text:style-name="T2">At the heart of all cryptographic systems is the generation of secret, unguessable (i.e., random) numbers.</text:span></text:p>
                <text:p><text:span text:style-name="T2">The lack of generally available facilities for generating such random numbers ... forms an open wound in the design of cryptographic software. 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e types of requir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adversary – simulations, etc.</text:p>
                <text:p/>
              </text:list-item>
              <text:list-item>
                <text:p>Short-term crypto</text:p>
                <text:list>
                  <text:list-item>
                    <text:p>PGP: random symmetric key for each message</text:p>
                  </text:list-item>
                  <text:list-item>
                    <text:p>Network: per connection or per rekey</text:p>
                  </text:list-item>
                </text:list>
                <text:p/>
              </text:list-item>
              <text:list-item>
                <text:p>Long-term public keys</text:p>
                <text:list>
                  <text:list-item>
                    <text:p>High value</text:p>
                  </text:list-item>
                  <text:list-item>
                    <text:p>Attacker has mor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601cm" svg:y="0.2cm" presentation:class="title" presentation:user-transformed="true">
          <draw:text-box>
            <text:list text:style-name="L1">
              <text:list-header>
                <text:p>Diffie-Helmann key agreemen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in IPsec, SSL/TLS, SSH</text:p>
              </text:list-item>
              <text:list-item>
                <text:p>Each player generates a random number</text:p>
                <text:p/>
              </text:list-item>
              <text:list-item>
                <text:p>Breakable if <text:span text:style-name="T3">either player</text:span> uses a weak R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has random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ollect in-kernel data (unknowable to enemy)</text:span></text:p>
              </text:list-item>
              <text:list-item>
                <text:p><text:span text:style-name="T4">Mix it with strong crypto</text:span></text:p>
                <text:p><text:span text:style-name="T4"/></text:p>
              </text:list-item>
              <text:list-item>
                <text:p><text:span text:style-name="T5">Pretty much solves the problem</text:span></text:p>
                <text:p/>
              </text:list-item>
              <text:list-item>
                <text:p>Good enough all the *BSDs copied the idea</text:p>
              </text:list-item>
              <text:list-item>
                <text:p>Schneier et al. Yarrow, also same basic idea</text:p>
                <text:p>(everyone implements different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there can be problem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dev/random – blocks if entropy is low</text:p>
              </text:list-item>
              <text:list-item>
                <text:p>/dev/urandom – may give bad output if low</text:p>
                <text:p><text:s/></text:p>
              </text:list-item>
              <text:list-item>
                <text:p>Driver not always initialised well</text:p>
              </text:list-item>
              <text:list-item>
                <text:p>Driver not always initialised soon enough </text:p>
                <text:p/>
                <text:p>Solution for all those: <text:span text:style-name="T5">feed in more entro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cal att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emy with root can</text:p>
                <text:list>
                  <text:list-item>
                    <text:p>Learn state &amp; predict output</text:p>
                  </text:list-item>
                  <text:list-item>
                    <text:p>Lie about entropy of inputs </text:p>
                  </text:list-item>
                  <text:list-item>
                    <text:p>Tamper with state or code</text:p>
                  </text:list-item>
                </text:list>
                <text:p/>
              </text:list-item>
              <text:list-item>
                <text:p>Without root, send chosen inputs</text:p>
                <text:p/>
              </text:list-item>
              <text:list-item>
                <text:p>Solution for all those: <text:span text:style-name="T5">feed in more entro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 all sources are g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FC 4086: Choosing random quantities to foil a resourceful and motivated adversary is surprisingly difficult.</text:span></text:p>
              </text:list-item>
              <text:list-item>
                <text:p><text:span text:style-name="T7">Enemy may know or guess much</text:span></text:p>
                <text:list>
                  <text:list-item>
                    <text:p><text:span text:style-name="T7">Startup time, MAC addresses, PIDs, ...</text:span></text:p>
                  </text:list-item>
                  <text:list-item>
                    <text:p><text:span text:style-name="T7">Packet arrival times, ...</text:span></text:p>
                  </text:list-item>
                </text:list>
              </text:list-item>
              <text:list-item>
                <text:p><text:span text:style-name="T7">Dedicated system: not much variation in anything</text:span></text:p>
              </text:list-item>
              <text:list-item>
                <text:p><text:span text:style-name="T7">VM: everything virtualised &amp; may be replayed</text:span></text:p>
              </text:list-item>
              <text:list-item>
                <text:p><text:span text:style-name="T7">Solid state disk: no randomness in seek tim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entropy, but still usefu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ffect like salt in a password hash</text:p>
                <text:p/>
              </text:list-item>
              <text:list-item>
                <text:p>Time makes every boot unique</text:p>
              </text:list-item>
              <text:list-item>
                <text:p>MAC addresses, every machine unique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l source is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l RDRAND</text:p>
              </text:list-item>
              <text:list-item>
                <text:p>Via XSTORE</text:p>
                <text:p>But can those be fully trusted?</text:p>
                <text:p/>
              </text:list-item>
              <text:list-item>
                <text:p>Use turbid – needs a sound device <text:a xlink:href="http://www.av8n.com/turbid/" xlink:type="simple">http://www.av8n.com/turbid/</text:a></text:p>
                <text:p>Randomness provable from physics</text:p>
                <text:p/>
              </text:list-item>
              <text:list-item>
                <text:p>Various other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yptlib R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ter Gutmann – well-known, respected</text:p>
              </text:list-item>
              <text:list-item>
                <text:p>Pure software solution</text:p>
              </text:list-item>
              <text:list-item>
                <text:p>Runs Unix commands, hashes results</text:p>
                <text:p/>
              </text:list-item>
              <text:list-item>
                <text:p>Large program &amp; calls others</text:p>
              </text:list-item>
              <text:list-item>
                <text:p>Works fine on busy multiuser system</text:p>
              </text:list-item>
              <text:list-item>
                <text:p>Probably not on embed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 CPU state &amp; tim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vege – timing for arithmetic, branching</text:p>
              </text:list-item>
              <text:list-item>
                <text:p>Debian has haveged(8)</text:p>
                <text:p/>
              </text:list-item>
              <text:list-item>
                <text:p>Jitter RNG, Stephan Mueller</text:p>
              </text:list-item>
              <text:list-item>
                <text:p>Also presenting at symposium</text:p>
                <text:p/>
              </text:list-item>
              <text:list-item>
                <text:p>Also jytter, timerentropyd, 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key pap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nalysis of inherent randomness of the Linux kernel</text:span></text:p>
              </text:list-item>
              <text:list-item>
                <text:p><text:span text:style-name="T8">McGuire, Okech &amp; Scheisser</text:span></text:p>
              </text:list-item>
              <text:list-item>
                <text:p><text:span text:style-name="T8"><text:a xlink:href="http://lwn.net/images/conf/rtlws11/random-hardware.pdf" xlink:type="simple">http://lwn.net/images/conf/rtlws11/random-hardware.pdf</text:a></text:span></text:p>
                <text:p><text:span text:style-name="T8"/></text:p>
              </text:list-item>
              <text:list-item>
                <text:p><text:span text:style-name="T8">Even with interrupts disabled</text:span></text:p>
                <text:list>
                  <text:list-item>
                    <text:p><text:span text:style-name="T8">doing usleep(100), which gives a 100 μs delay</text:span></text:p>
                  </text:list-item>
                  <text:list-item>
                    <text:p><text:span text:style-name="T8">doing a timer call</text:span></text:p>
                  </text:list-item>
                  <text:list-item>
                    <text:p><text:span text:style-name="T8">taking the low bit of timer data</text:span></text:p>
                  </text:list-item>
                </text:list>
              </text:list-item>
              <text:list-item>
                <text:p><text:span text:style-name="T8">Gives &gt; 7.5 bits/byte of </text:span><text:span text:style-name="T9">apparent</text:span><text:span text:style-name="T8"> randomn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idea of maxwell(8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simple program</text:p>
              </text:list-item>
              <text:list-item>
                <text:p>Use timing data</text:p>
              </text:list-item>
              <text:list-item>
                <text:p>Feed into random(4)</text:p>
              </text:list-item>
              <text:list-item>
                <text:p>Let it do heavy mixing &amp;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s for maxwell(8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where others not available</text:p>
                <text:list>
                  <text:list-item>
                    <text:p>No hardware RNG</text:p>
                  </text:list-item>
                  <text:list-item>
                    <text:p>No sound device for Turbid</text:p>
                  </text:list-item>
                  <text:list-item>
                    <text:p>Not all CPUs support Havege</text:p>
                  </text:list-item>
                  <text:list-item>
                    <text:p>Cryptlib questionable if few processes, users</text:p>
                  </text:list-item>
                </text:list>
              </text:list-item>
              <text:list-item>
                <text:p>Anywhere others inconvenient or expensive</text:p>
                <text:p/>
              </text:list-item>
              <text:list-item>
                <text:p>Second RNG for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ck any tw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Good <text:s text:c="2"/>== excellent randomness</text:span></text:p>
              </text:list-item>
              <text:list-item>
                <text:p><text:span text:style-name="T10">Cheap == small, simple program &amp; no hardware</text:span></text:p>
              </text:list-item>
              <text:list-item>
                <text:p><text:span text:style-name="T10">Fast <text:s text:c="4"/>== high output volume</text:span></text:p>
                <text:p/>
                <text:p>I pick good and chea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like other programs</text:p>
          </draw:text-box>
        </draw:frame>
        <draw:frame presentation:style-name="pr4" draw:layer="layout" svg:width="25.199cm" svg:height="12.179cm" svg:x="2.4cm" svg:y="5.421cm" presentation:class="outline" presentation:user-transformed="true">
          <draw:text-box>
            <text:list text:style-name="L2">
              <text:list-item>
                <text:p>No big buffer of data – just a few variables</text:p>
              </text:list-item>
              <text:list-item>
                <text:p>No hash or cipher – just simple mixing</text:p>
              </text:list-item>
              <text:list-item>
                <text:p>No floating point – just integer operations</text:p>
              </text:list-item>
              <text:list-item>
                <text:p>No runtime entropy estimation</text:p>
                <text:list>
                  <text:list-item>
                    <text:p>Design-time calculations</text:p>
                  </text:list-item>
                  <text:list-item>
                    <text:p>Admin can override via command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w resources</text:p>
          </draw:text-box>
        </draw:frame>
        <draw:frame presentation:style-name="pr4" draw:layer="layout" svg:width="25.199cm" svg:height="12.179cm" svg:x="1.001cm" svg:y="5cm" presentation:class="outline" presentation:user-transformed="true">
          <draw:text-box>
            <text:list text:style-name="L2">
              <text:list-item>
                <text:p>About 2K lines</text:p>
              </text:list-item>
              <text:list-item>
                <text:p>12 K executable on Intel box</text:p>
              </text:list-item>
              <text:list-item>
                <text:p>Sleeps most of the time</text:p>
              </text:list-item>
              <text:list-item>
                <text:p>Just integer arithme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-line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p, <text:span text:style-name="T11">p</text:span>aranoia level</text:p>
              </text:list-item>
              <text:list-item>
                <text:p>Number of loops is 2p+3</text:p>
              </text:list-item>
              <text:list-item>
                <text:p>Samples per 32-bit output is 16*loops</text:p>
              </text:list-item>
              <text:list-item>
                <text:p>So 48, 80, 112, 144 ... samples per output</text:p>
                <text:p/>
              </text:list-item>
              <text:list-item>
                <text:p>-d, <text:span text:style-name="T11">d</text:span>elay between samples</text:p>
              </text:list-item>
              <text:list-item>
                <text:p>-c, <text:span text:style-name="T11">c</text:span>laim, what we tell random(4), default 30 bits</text:p>
              </text:list-item>
              <text:list-item>
                <text:p>-s, <text:span text:style-name="T11">s</text:span>top after some number of K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s for convenience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For startup</text:p>
                <text:list>
                  <text:list-header>
                    <text:p>-f<text:tab/> <text:tab/><text:tab/><text:tab/><text:tab/>-d 41 -c 16 -s 8</text:p>
                    <text:p>-g<text:tab/><text:tab/><text:tab/><text:tab/><text:tab/><text:tab/><text:tab/> <text:tab/><text:tab/>-d 43 -c 16 -s 16</text:p>
                    <text:p/>
                  </text:list-header>
                </text:list>
              </text:list-item>
              <text:list-item>
                <text:p>Conservative options</text:p>
                <text:list>
                  <text:list-header>
                    <text:p>-x<text:tab/><text:tab/><text:tab/> <text:tab/><text:tab/>-d 103 -p 2</text:p>
                    <text:p>-y<text:tab/><text:tab/><text:tab/> <text:tab/><text:tab/>-d 107 -p 3</text:p>
                    <text:p>-z<text:tab/><text:tab/><text:tab/> <text:tab/><text:tab/>-d 109 -p 4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nermost 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leep(delay)</text:p>
              </text:list-item>
              <text:list-item>
                <text:p>16 samples</text:p>
                <text:list>
                  <text:list-item>
                    <text:p>clock_gettime(2) if available, nanoseconds</text:p>
                  </text:list-item>
                  <text:list-item>
                    <text:p>Generic microsecond timer otherwise</text:p>
                  </text:list-item>
                  <text:list-item>
                    <text:p>Modulo 31 to extract entropy</text:p>
                  </text:list-item>
                  <text:list-item>
                    <text:p>Add 1, range 1 to 31 instead of 0 to 30</text:p>
                  </text:list-item>
                </text:list>
              </text:list-item>
              <text:list-item>
                <text:p>Multiply by a constant <text:tab/><text:tab/><text:tab/><text:span text:style-name="T8">(71+(37&lt;&lt;12)+(11&lt;&lt;19))</text:span></text:p>
              </text:list-item>
              <text:list-item>
                <text:p>XOR into a word</text:p>
              </text:list-item>
              <text:list-item>
                <text:p>Rotate the word left two 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Next loop out</text:p>
          </draw:text-box>
        </draw:frame>
        <draw:frame presentation:style-name="pr4" draw:text-style-name="P4" draw:layer="layout" svg:width="25.199cm" svg:height="12.179cm" svg:x="1.4cm" svg:y="5.6cm" presentation:class="outline" presentation:user-transformed="true">
          <draw:text-box>
            <text:list text:style-name="L2">
              <text:list-header>
                <text:p><text:span text:style-name="T8">for( i = 0 ; i &lt; loops ; i++)</text:span><text:span text:style-name="T8"><text:tab/></text:span><text:span text:style-name="T8"><text:tab/></text:span><text:span text:style-name="T8"> {</text:span><text:span text:style-name="T8"><text:tab/></text:span><text:span text:style-name="T8"><text:tab/></text:span><text:span text:style-name="T8">// loops = 2p+3</text:span></text:p>
                <text:list>
                  <text:list-header>
                    <text:p><text:span text:style-name="T8">// get 16 samples for entropy</text:span></text:p>
                    <text:p><text:span text:style-name="T8">for( j = 0 ; j &lt; 16 ; j++ )</text:span><text:span text:style-name="T8"><text:tab/></text:span><text:span text:style-name="T8"><text:tab/></text:span><text:span text:style-name="T8">{</text:span></text:p>
                    <text:list>
                      <text:list-header>
                        <text:p><text:span text:style-name="T8">...</text:span></text:p>
                        <text:p><text:span text:style-name="T8">// rotate left two bits</text:span></text:p>
                      </text:list-header>
                    </text:list>
                    <text:p><text:span text:style-name="T8">}</text:span></text:p>
                    <text:p><text:span text:style-name="T8">// rotate left one bit</text:span></text:p>
                  </text:list-header>
                </text:list>
                <text:p><text:span text:style-name="T8">}</text:span></text:p>
                <text:p><text:span text:style-name="T8">// send 32 bits to random(4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x before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psuedo-Hadamard transform</text:p>
              </text:list-item>
              <text:list-item>
                <text:p/>
              </text:list-item>
              <text:list-item>
                <text:p>Conceptually:</text:p>
              </text:list-item>
              <text:list-item>
                <text:p>x = a + b ; y = a + 2*b</text:p>
              </text:list-item>
              <text:list-item>
                <text:p>a = x ; b = y</text:p>
              </text:list-item>
              <text:list-item>
                <text:p>Both outputs depend on both inputs</text:p>
                <text:p/>
              </text:list-item>
              <text:list-item>
                <text:p>Implementation: a += b ; b += 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trans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A multiplication</text:p>
              </text:list-item>
              <text:list-item>
                <text:p>Two 16-bit items in, one out</text:p>
              </text:list-item>
              <text:list-item>
                <text:p>Every output bit depends on every input</text:p>
                <text:p/>
              </text:list-item>
              <text:list-item>
                <text:p>Mix 32 bits with IDEA multiplication</text:p>
              </text:list-item>
              <text:list-item>
                <text:p>a *= b ; b *= a</text:p>
              </text:list-item>
              <text:list-item>
                <text:p>Every output bit depends on all in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Use hardware if you can</text:span></text:p>
              </text:list-item>
              <text:list-item>
                <text:p>RDRAND, XSTORE, Turbid</text:p>
              </text:list-item>
              <text:list-item>
                <text:p>Consider maxwell(8) as second source</text:p>
                <text:p/>
              </text:list-item>
              <text:list-item>
                <text:p>Consider maxwell(8) for limited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code &amp; PDF rationale:</text:p>
              </text:list-item>
              <text:list-item>
                <text:p><text:a xlink:href="ftp://ftp.cs.sjtu.edu.cn:990/sandy/maxwell/" xlink:type="simple">ftp://ftp.cs.sjtu.edu.cn:990/sandy/maxwell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y Harris</meta:initial-creator>
    <meta:creation-date>2014-03-25T20:30:03.503615908</meta:creation-date>
    <dc:date>2014-07-15T17:15:39.233795588</dc:date>
    <dc:creator>Sandy Harris</dc:creator>
    <meta:editing-duration>PT11H30M32S</meta:editing-duration>
    <meta:editing-cycles>52</meta:editing-cycles>
    <meta:generator>LibreOffice/4.2.4.2$Linux_X86_64 LibreOffice_project/420m0$Build-2</meta:generator>
    <meta:document-statistic meta:object-count="125"/>
  </office:meta>
</office:document-meta>
</file>